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L1" style:master-page-name="Standard">
      <style:paragraph-properties style:page-number="auto"/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6196751659496458" text:style-name="L1">
        <text:list-item>
          <text:p text:style-name="P4">Entwicklung</text:p>
        </text:list-item>
      </text:list>
      <text:p text:style-name="P1">//reihenfolge der daten, Zeitstrahl über mehrere seiten(Abkürzungen für Namen (S,K,M,J)</text:p>
      <text:p text:style-name="P3">10 September</text:p>
      <text:p text:style-name="P2">GitHub/Java eingerichtet (S)</text:p>
      <text:p text:style-name="P2">Pixelscreen, Rendermethoden und Screenclass erstellt (S)</text:p>
      <text:p text:style-name="P2">Vorüberlegungen (alle)</text:p>
      <text:p text:style-name="P3">11 September</text:p>
      <text:p text:style-name="P2">Timer, FPS-Counter und Ladesystem hinzugefügt (S)</text:p>
      <text:p text:style-name="P2">Karte + Bewegung (S)</text:p>
      <text:p text:style-name="P3">20 September</text:p>
      <text:p text:style-name="P2">Vorüberlegungen für Story und Karte (M,J)</text:p>
      <text:p text:style-name="P3">30 September</text:p>
      <text:p text:style-name="P2"><text:soft-page-break/>Anfortderungsdefinition (J,M)</text:p>
      <text:p text:style-name="P3">1 Oktober</text:p>
      <text:p text:style-name="P2">Entetyklasse erstellt und Rendermethode verbessert (S)</text:p>
      <text:p text:style-name="P2">Pathtiles hinzugefügt (J)</text:p>
      <text:p text:style-name="P2">Menüdesign (K)</text:p>
      <text:p text:style-name="P3">20 November</text:p>
      <text:p text:style-name="P2">Figurendesign (K)</text:p>
      <text:p text:style-name="P2">Dokumentation (J)</text:p>
      <text:p text:style-name="P2">Kartenskizze (M)</text:p>
      <text:p text:style-name="P3">2 Dezember</text:p>
      <text:p text:style-name="P2">Karte ins Spiel eingefügt (K)</text:p>
      <text:p text:style-name="P2">Kartendesign (K,S)</text:p>
      <text:p text:style-name="P3">7 Dezember</text:p>
      <text:p text:style-name="P2"><text:soft-page-break/>Schießen/Items eingeführt (S)</text:p>
      <text:p text:style-name="P3">11 Dezember</text:p>
      <text:p text:style-name="P2">Hefter erstellt/geschrieben (J)</text:p>
      <text:p text:style-name="P2">Hefter designet (S,J)</text:p>
      <text:p text:style-name="P2">Flyer (M)</text:p>
      <text:p text:style-name="P2">Präsentation vorbereitet (K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1.501cm" fo:margin-right="1.501cm" style:writing-mode="lr-tb" style:layout-grid-color="#c0c0c0" style:layout-grid-lines="2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ogrammadministrator</meta:initial-creator>
    <meta:editing-cycles>3</meta:editing-cycles>
    <meta:creation-date>2016-12-07T09:50:00</meta:creation-date>
    <dc:date>2016-12-11T18:20:31.59</dc:date>
    <meta:editing-duration>PT40M21S</meta:editing-duration>
    <meta:generator>OpenOffice/4.1.2$Win32 OpenOffice.org_project/412m3$Build-9782</meta:generator>
    <meta:document-statistic meta:table-count="0" meta:image-count="0" meta:object-count="0" meta:page-count="3" meta:paragraph-count="31" meta:word-count="97" meta:character-count="7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